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9630000000000003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restaurant1000_2000.coom</text:p>
          </table:table-cell>
          <table:table-cell office:value-type="float" office:value="63.8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restaurant1000_4000.coom</text:p>
          </table:table-cell>
          <table:table-cell office:value-type="float" office:value="63.4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restaurant1000_6000.coom</text:p>
          </table:table-cell>
          <table:table-cell office:value-type="float" office:value="64.5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restaurant100_200.coom</text:p>
          </table:table-cell>
          <table:table-cell office:value-type="float" office:value="3.5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6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restaurant100_400.coom</text:p>
          </table:table-cell>
          <table:table-cell office:value-type="float" office:value="3.9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6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restaurant100_600.coom</text:p>
          </table:table-cell>
          <table:table-cell office:value-type="float" office:value="3.9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restaurant1500_3000.coom</text:p>
          </table:table-cell>
          <table:table-cell office:value-type="float" office:value="150.8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restaurant1500_6000.coom</text:p>
          </table:table-cell>
          <table:table-cell office:value-type="float" office:value="150.7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restaurant1500_9000.coom</text:p>
          </table:table-cell>
          <table:table-cell office:value-type="float" office:value="159.7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restaurant2000_12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restaurant2000_4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restaurant2000_8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restaurant500_1000.coom</text:p>
          </table:table-cell>
          <table:table-cell office:value-type="float" office:value="18.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restaurant500_2000.coom</text:p>
          </table:table-cell>
          <table:table-cell office:value-type="float" office:value="17.6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>
          <table:table-cell office:value-type="string">
            <text:p>./restaurant500_3000.coom</text:p>
          </table:table-cell>
          <table:table-cell office:value-type="float" office:value="18.6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3.1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G17])" office:value-type="float"/>
          <table:table-cell table:formula="of:=MIN([.$C17];[.$H17])" office:value-type="float"/>
          <table:table-cell table:formula="of:=MIN([.$D17];[.$I17])" office:value-type="float"/>
          <table:table-cell table:formula="of:=MIN([.$E17];[.$J17])" office:value-type="float"/>
          <table:table-cell table:formula="of:=MIN([.$F17];[.$K17])" office:value-type="float"/>
          <table:table-cell table:formula="of:=MEDIAN([.$B17];[.$G17])" office:value-type="float"/>
          <table:table-cell table:formula="of:=MEDIAN([.$C17];[.$H17])" office:value-type="float"/>
          <table:table-cell table:formula="of:=MEDIAN([.$D17];[.$I17])" office:value-type="float"/>
          <table:table-cell table:formula="of:=MEDIAN([.$E17];[.$J17])" office:value-type="float"/>
          <table:table-cell table:formula="of:=MEDIAN([.$F17];[.$K17])" office:value-type="float"/>
          <table:table-cell table:formula="of:=MAX([.$B17];[.$G17])" office:value-type="float"/>
          <table:table-cell table:formula="of:=MAX([.$C17];[.$H17])" office:value-type="float"/>
          <table:table-cell table:formula="of:=MAX([.$D17];[.$I17])" office:value-type="float"/>
          <table:table-cell table:formula="of:=MAX([.$E17];[.$J17])" office:value-type="float"/>
          <table:table-cell table:formula="of:=MAX([.$F17];[.$K1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7])" office:value-type="float"/>
          <table:table-cell table:formula="of:=SUM([.C3:.C17])" office:value-type="float"/>
          <table:table-cell table:formula="of:=SUM([.D3:.D17])" office:value-type="float"/>
          <table:table-cell table:formula="of:=SUM([.E3:.E17])" office:value-type="float"/>
          <table:table-cell table:formula="of:=SUM([.F3:.F17])" office:value-type="float"/>
          <table:table-cell table:formula="of:=SUM([.G3:.G17])" office:value-type="float"/>
          <table:table-cell table:formula="of:=SUM([.H3:.H17])" office:value-type="float"/>
          <table:table-cell table:formula="of:=SUM([.I3:.I17])" office:value-type="float"/>
          <table:table-cell table:formula="of:=SUM([.J3:.J17])" office:value-type="float"/>
          <table:table-cell table:formula="of:=SUM([.K3:.K17])" office:value-type="float"/>
          <table:table-cell table:formula="of:=SUM([.L3:.L17])" office:value-type="float"/>
          <table:table-cell table:formula="of:=SUM([.M3:.M17])" office:value-type="float"/>
          <table:table-cell table:formula="of:=SUM([.N3:.N17])" office:value-type="float"/>
          <table:table-cell table:formula="of:=SUM([.O3:.O17])" office:value-type="float"/>
          <table:table-cell table:formula="of:=SUM([.P3:.P17])" office:value-type="float"/>
          <table:table-cell table:formula="of:=SUM([.Q3:.Q17])" office:value-type="float"/>
          <table:table-cell table:formula="of:=SUM([.R3:.R17])" office:value-type="float"/>
          <table:table-cell table:formula="of:=SUM([.S3:.S17])" office:value-type="float"/>
          <table:table-cell table:formula="of:=SUM([.T3:.T17])" office:value-type="float"/>
          <table:table-cell table:formula="of:=SUM([.U3:.U17])" office:value-type="float"/>
          <table:table-cell table:formula="of:=SUM([.V3:.V17])" office:value-type="float"/>
          <table:table-cell table:formula="of:=SUM([.W3:.W17])" office:value-type="float"/>
          <table:table-cell table:formula="of:=SUM([.X3:.X17])" office:value-type="float"/>
          <table:table-cell table:formula="of:=SUM([.Y3:.Y17])" office:value-type="float"/>
          <table:table-cell table:formula="of:=SUM([.Z3:.Z1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7])" office:value-type="float"/>
          <table:table-cell table:formula="of:=AVERAGE([.C3:.C17])" office:value-type="float"/>
          <table:table-cell table:formula="of:=AVERAGE([.D3:.D17])" office:value-type="float"/>
          <table:table-cell table:formula="of:=AVERAGE([.E3:.E17])" office:value-type="float"/>
          <table:table-cell table:formula="of:=AVERAGE([.F3:.F17])" office:value-type="float"/>
          <table:table-cell table:formula="of:=AVERAGE([.G3:.G17])" office:value-type="float"/>
          <table:table-cell table:formula="of:=AVERAGE([.H3:.H17])" office:value-type="float"/>
          <table:table-cell table:formula="of:=AVERAGE([.I3:.I17])" office:value-type="float"/>
          <table:table-cell table:formula="of:=AVERAGE([.J3:.J17])" office:value-type="float"/>
          <table:table-cell table:formula="of:=AVERAGE([.K3:.K17])" office:value-type="float"/>
          <table:table-cell table:formula="of:=AVERAGE([.L3:.L17])" office:value-type="float"/>
          <table:table-cell table:formula="of:=AVERAGE([.M3:.M17])" office:value-type="float"/>
          <table:table-cell table:formula="of:=AVERAGE([.N3:.N17])" office:value-type="float"/>
          <table:table-cell table:formula="of:=AVERAGE([.O3:.O17])" office:value-type="float"/>
          <table:table-cell table:formula="of:=AVERAGE([.P3:.P17])" office:value-type="float"/>
          <table:table-cell table:formula="of:=AVERAGE([.Q3:.Q17])" office:value-type="float"/>
          <table:table-cell table:formula="of:=AVERAGE([.R3:.R17])" office:value-type="float"/>
          <table:table-cell table:formula="of:=AVERAGE([.S3:.S17])" office:value-type="float"/>
          <table:table-cell table:formula="of:=AVERAGE([.T3:.T17])" office:value-type="float"/>
          <table:table-cell table:formula="of:=AVERAGE([.U3:.U17])" office:value-type="float"/>
          <table:table-cell table:formula="of:=AVERAGE([.V3:.V17])" office:value-type="float"/>
          <table:table-cell table:formula="of:=AVERAGE([.W3:.W17])" office:value-type="float"/>
          <table:table-cell table:formula="of:=AVERAGE([.X3:.X17])" office:value-type="float"/>
          <table:table-cell table:formula="of:=AVERAGE([.Y3:.Y17])" office:value-type="float"/>
          <table:table-cell table:formula="of:=AVERAGE([.Z3:.Z1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7])" office:value-type="float"/>
          <table:table-cell table:formula="of:=STDEV([.C3:.C17])" office:value-type="float"/>
          <table:table-cell table:formula="of:=STDEV([.D3:.D17])" office:value-type="float"/>
          <table:table-cell table:formula="of:=STDEV([.E3:.E17])" office:value-type="float"/>
          <table:table-cell table:formula="of:=STDEV([.F3:.F17])" office:value-type="float"/>
          <table:table-cell table:formula="of:=STDEV([.G3:.G17])" office:value-type="float"/>
          <table:table-cell table:formula="of:=STDEV([.H3:.H17])" office:value-type="float"/>
          <table:table-cell table:formula="of:=STDEV([.I3:.I17])" office:value-type="float"/>
          <table:table-cell table:formula="of:=STDEV([.J3:.J17])" office:value-type="float"/>
          <table:table-cell table:formula="of:=STDEV([.K3:.K17])" office:value-type="float"/>
          <table:table-cell table:formula="of:=STDEV([.L3:.L17])" office:value-type="float"/>
          <table:table-cell table:formula="of:=STDEV([.M3:.M17])" office:value-type="float"/>
          <table:table-cell table:formula="of:=STDEV([.N3:.N17])" office:value-type="float"/>
          <table:table-cell table:formula="of:=STDEV([.O3:.O17])" office:value-type="float"/>
          <table:table-cell table:formula="of:=STDEV([.P3:.P17])" office:value-type="float"/>
          <table:table-cell table:formula="of:=STDEV([.Q3:.Q17])" office:value-type="float"/>
          <table:table-cell table:formula="of:=STDEV([.R3:.R17])" office:value-type="float"/>
          <table:table-cell table:formula="of:=STDEV([.S3:.S17])" office:value-type="float"/>
          <table:table-cell table:formula="of:=STDEV([.T3:.T17])" office:value-type="float"/>
          <table:table-cell table:formula="of:=STDEV([.U3:.U17])" office:value-type="float"/>
          <table:table-cell table:formula="of:=STDEV([.V3:.V17])" office:value-type="float"/>
          <table:table-cell table:formula="of:=STDEV([.W3:.W17])" office:value-type="float"/>
          <table:table-cell table:formula="of:=STDEV([.X3:.X17])" office:value-type="float"/>
          <table:table-cell table:formula="of:=STDEV([.Y3:.Y17])" office:value-type="float"/>
          <table:table-cell table:formula="of:=STDEV([.Z3:.Z1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7]-[.$L3:.$L17])^2)^0.5" office:value-type="float"/>
          <table:table-cell table:number-matrix-columns-spanned="1" table:number-matrix-rows-spanned="1" table:formula="of:=SUM(([.C3:.C17]-[.$M3:.$M17])^2)^0.5" office:value-type="float"/>
          <table:table-cell table:number-matrix-columns-spanned="1" table:number-matrix-rows-spanned="1" table:formula="of:=SUM(([.D3:.D17]-[.$N3:.$N17])^2)^0.5" office:value-type="float"/>
          <table:table-cell table:number-matrix-columns-spanned="1" table:number-matrix-rows-spanned="1" table:formula="of:=SUM(([.E3:.E17]-[.$O3:.$O17])^2)^0.5" office:value-type="float"/>
          <table:table-cell table:number-matrix-columns-spanned="1" table:number-matrix-rows-spanned="1" table:formula="of:=SUM(([.F3:.F17]-[.$P3:.$P17])^2)^0.5" office:value-type="float"/>
          <table:table-cell table:number-matrix-columns-spanned="1" table:number-matrix-rows-spanned="1" table:formula="of:=SUM(([.G3:.G17]-[.$L3:.$L17])^2)^0.5" office:value-type="float"/>
          <table:table-cell table:number-matrix-columns-spanned="1" table:number-matrix-rows-spanned="1" table:formula="of:=SUM(([.H3:.H17]-[.$M3:.$M17])^2)^0.5" office:value-type="float"/>
          <table:table-cell table:number-matrix-columns-spanned="1" table:number-matrix-rows-spanned="1" table:formula="of:=SUM(([.I3:.I17]-[.$N3:.$N17])^2)^0.5" office:value-type="float"/>
          <table:table-cell table:number-matrix-columns-spanned="1" table:number-matrix-rows-spanned="1" table:formula="of:=SUM(([.J3:.J17]-[.$O3:.$O17])^2)^0.5" office:value-type="float"/>
          <table:table-cell table:number-matrix-columns-spanned="1" table:number-matrix-rows-spanned="1" table:formula="of:=SUM(([.K3:.K17]-[.$P3:.$P1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7]=[.$L3:.$L17])" office:value-type="float"/>
          <table:table-cell table:number-matrix-columns-spanned="1" table:number-matrix-rows-spanned="1" table:formula="of:=SUM([.C3:.C17]=[.$M3:.$M17])" office:value-type="float"/>
          <table:table-cell table:number-matrix-columns-spanned="1" table:number-matrix-rows-spanned="1" table:formula="of:=SUM([.D3:.D17]=[.$N3:.$N17])" office:value-type="float"/>
          <table:table-cell table:number-matrix-columns-spanned="1" table:number-matrix-rows-spanned="1" table:formula="of:=SUM([.E3:.E17]=[.$O3:.$O17])" office:value-type="float"/>
          <table:table-cell table:number-matrix-columns-spanned="1" table:number-matrix-rows-spanned="1" table:formula="of:=SUM([.F3:.F17]=[.$P3:.$P17])" office:value-type="float"/>
          <table:table-cell table:number-matrix-columns-spanned="1" table:number-matrix-rows-spanned="1" table:formula="of:=SUM([.G3:.G17]=[.$L3:.$L17])" office:value-type="float"/>
          <table:table-cell table:number-matrix-columns-spanned="1" table:number-matrix-rows-spanned="1" table:formula="of:=SUM([.H3:.H17]=[.$M3:.$M17])" office:value-type="float"/>
          <table:table-cell table:number-matrix-columns-spanned="1" table:number-matrix-rows-spanned="1" table:formula="of:=SUM([.I3:.I17]=[.$N3:.$N17])" office:value-type="float"/>
          <table:table-cell table:number-matrix-columns-spanned="1" table:number-matrix-rows-spanned="1" table:formula="of:=SUM([.J3:.J17]=[.$O3:.$O17])" office:value-type="float"/>
          <table:table-cell table:number-matrix-columns-spanned="1" table:number-matrix-rows-spanned="1" table:formula="of:=SUM([.K3:.K17]=[.$P3:.$P1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7]&lt;[.$Q3:.$Q17])" office:value-type="float"/>
          <table:table-cell table:number-matrix-columns-spanned="1" table:number-matrix-rows-spanned="1" table:formula="of:=SUM([.C3:.C17]&lt;[.$R3:.$R17])" office:value-type="float"/>
          <table:table-cell table:number-matrix-columns-spanned="1" table:number-matrix-rows-spanned="1" table:formula="of:=SUM([.D3:.D17]&lt;[.$S3:.$S17])" office:value-type="float"/>
          <table:table-cell table:number-matrix-columns-spanned="1" table:number-matrix-rows-spanned="1" table:formula="of:=SUM([.E3:.E17]&lt;[.$T3:.$T17])" office:value-type="float"/>
          <table:table-cell table:number-matrix-columns-spanned="1" table:number-matrix-rows-spanned="1" table:formula="of:=SUM([.F3:.F17]&lt;[.$U3:.$U17])" office:value-type="float"/>
          <table:table-cell table:number-matrix-columns-spanned="1" table:number-matrix-rows-spanned="1" table:formula="of:=SUM([.G3:.G17]&lt;[.$Q3:.$Q17])" office:value-type="float"/>
          <table:table-cell table:number-matrix-columns-spanned="1" table:number-matrix-rows-spanned="1" table:formula="of:=SUM([.H3:.H17]&lt;[.$R3:.$R17])" office:value-type="float"/>
          <table:table-cell table:number-matrix-columns-spanned="1" table:number-matrix-rows-spanned="1" table:formula="of:=SUM([.I3:.I17]&lt;[.$S3:.$S17])" office:value-type="float"/>
          <table:table-cell table:number-matrix-columns-spanned="1" table:number-matrix-rows-spanned="1" table:formula="of:=SUM([.J3:.J17]&lt;[.$T3:.$T17])" office:value-type="float"/>
          <table:table-cell table:number-matrix-columns-spanned="1" table:number-matrix-rows-spanned="1" table:formula="of:=SUM([.K3:.K17]&lt;[.$U3:.$U1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7]&gt;[.$Q3:.$Q17])" office:value-type="float"/>
          <table:table-cell table:number-matrix-columns-spanned="1" table:number-matrix-rows-spanned="1" table:formula="of:=SUM([.C3:.C17]&gt;[.$R3:.$R17])" office:value-type="float"/>
          <table:table-cell table:number-matrix-columns-spanned="1" table:number-matrix-rows-spanned="1" table:formula="of:=SUM([.D3:.D17]&gt;[.$S3:.$S17])" office:value-type="float"/>
          <table:table-cell table:number-matrix-columns-spanned="1" table:number-matrix-rows-spanned="1" table:formula="of:=SUM([.E3:.E17]&gt;[.$T3:.$T17])" office:value-type="float"/>
          <table:table-cell table:number-matrix-columns-spanned="1" table:number-matrix-rows-spanned="1" table:formula="of:=SUM([.F3:.F17]&gt;[.$U3:.$U17])" office:value-type="float"/>
          <table:table-cell table:number-matrix-columns-spanned="1" table:number-matrix-rows-spanned="1" table:formula="of:=SUM([.G3:.G17]&gt;[.$Q3:.$Q17])" office:value-type="float"/>
          <table:table-cell table:number-matrix-columns-spanned="1" table:number-matrix-rows-spanned="1" table:formula="of:=SUM([.H3:.H17]&gt;[.$R3:.$R17])" office:value-type="float"/>
          <table:table-cell table:number-matrix-columns-spanned="1" table:number-matrix-rows-spanned="1" table:formula="of:=SUM([.I3:.I17]&gt;[.$S3:.$S17])" office:value-type="float"/>
          <table:table-cell table:number-matrix-columns-spanned="1" table:number-matrix-rows-spanned="1" table:formula="of:=SUM([.J3:.J17]&gt;[.$T3:.$T17])" office:value-type="float"/>
          <table:table-cell table:number-matrix-columns-spanned="1" table:number-matrix-rows-spanned="1" table:formula="of:=SUM([.K3:.K17]&gt;[.$U3:.$U1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7]=[.$V3:.$V17])" office:value-type="float"/>
          <table:table-cell table:number-matrix-columns-spanned="1" table:number-matrix-rows-spanned="1" table:formula="of:=SUM([.C3:.C17]=[.$W3:.$W17])" office:value-type="float"/>
          <table:table-cell table:number-matrix-columns-spanned="1" table:number-matrix-rows-spanned="1" table:formula="of:=SUM([.D3:.D17]=[.$X3:.$X17])" office:value-type="float"/>
          <table:table-cell table:number-matrix-columns-spanned="1" table:number-matrix-rows-spanned="1" table:formula="of:=SUM([.E3:.E17]=[.$Y3:.$Y17])" office:value-type="float"/>
          <table:table-cell table:number-matrix-columns-spanned="1" table:number-matrix-rows-spanned="1" table:formula="of:=SUM([.F3:.F17]=[.$Z3:.$Z17])" office:value-type="float"/>
          <table:table-cell table:number-matrix-columns-spanned="1" table:number-matrix-rows-spanned="1" table:formula="of:=SUM([.G3:.G17]=[.$V3:.$V17])" office:value-type="float"/>
          <table:table-cell table:number-matrix-columns-spanned="1" table:number-matrix-rows-spanned="1" table:formula="of:=SUM([.H3:.H17]=[.$W3:.$W17])" office:value-type="float"/>
          <table:table-cell table:number-matrix-columns-spanned="1" table:number-matrix-rows-spanned="1" table:formula="of:=SUM([.I3:.I17]=[.$X3:.$X17])" office:value-type="float"/>
          <table:table-cell table:number-matrix-columns-spanned="1" table:number-matrix-rows-spanned="1" table:formula="of:=SUM([.J3:.J17]=[.$Y3:.$Y17])" office:value-type="float"/>
          <table:table-cell table:number-matrix-columns-spanned="1" table:number-matrix-rows-spanned="1" table:formula="of:=SUM([.K3:.K17]=[.$Z3:.$Z1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7])" office:value-type="float"/>
          <table:table-cell table:formula="of:=AVERAGE([Instances.C3:Instances.C17])" office:value-type="float"/>
          <table:table-cell table:formula="of:=SUM([Instances.D3:Instances.D17])" office:value-type="float"/>
          <table:table-cell table:formula="of:=AVERAGE([Instances.E3:Instances.E17])" office:value-type="float"/>
          <table:table-cell table:formula="of:=AVERAGE([Instances.F3:Instances.F17])" office:value-type="float"/>
          <table:table-cell table:formula="of:=AVERAGE([Instances.G3:Instances.G17])" office:value-type="float"/>
          <table:table-cell table:formula="of:=AVERAGE([Instances.H3:Instances.H17])" office:value-type="float"/>
          <table:table-cell table:formula="of:=SUM([Instances.I3:Instances.I17])" office:value-type="float"/>
          <table:table-cell table:formula="of:=AVERAGE([Instances.J3:Instances.J17])" office:value-type="float"/>
          <table:table-cell table:formula="of:=AVERAGE([Instances.K3:Instances.K17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